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ARABAMBI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26/02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DR OGUNBIYI</text:p>
          </table:table-cell>
          <table:table-cell table:style-name="ce5" office:value-type="string" calcext:value-type="string">
            <text:p>EYE</text:p>
          </table:table-cell>
          <table:table-cell table:style-name="ce5" office:value-type="string" calcext:value-type="string">
            <text:p>UCH, IBADAN</text:p>
          </table:table-cell>
          <table:table-cell table:style-name="ce6" office:value-type="float" office:value="8068016724" calcext:value-type="float">
            <text:p>8068016724</text:p>
          </table:table-cell>
          <table:table-cell table:style-name="ce5" office:value-type="string" calcext:value-type="string">
            <text:p>EYEMAX/FORT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HE PROMISED TO START PRESCRIBING THEM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office:value-type="string" calcext:value-type="string">
            <text:p>DR OLULEYE</text:p>
          </table:table-cell>
          <table:table-cell table:style-name="ce5" office:value-type="string" calcext:value-type="string">
            <text:p>EYE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023265594" calcext:value-type="float">
            <text:p>8023265594</text:p>
          </table:table-cell>
          <table:table-cell table:style-name="ce5" office:value-type="string" calcext:value-type="string">
            <text:p>EYEMAX/FORT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HE PROMISED TO START PRESCRIBING THEM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office:value-type="string" calcext:value-type="string">
            <text:p>DR ONOJA</text:p>
          </table:table-cell>
          <table:table-cell table:style-name="ce5" office:value-type="string" calcext:value-type="string">
            <text:p>EYE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033372738" calcext:value-type="float">
            <text:p>8033372738</text:p>
          </table:table-cell>
          <table:table-cell table:style-name="ce5" office:value-type="string" calcext:value-type="string">
            <text:p>EYEMAX FORTE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HE ASKED ME TO REMIND HIM OF MY PAYMENT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office:value-type="string" calcext:value-type="string">
            <text:p>DR POPOOLA</text:p>
          </table:table-cell>
          <table:table-cell table:style-name="ce5" office:value-type="string" calcext:value-type="string">
            <text:p>EYE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066942810" calcext:value-type="float">
            <text:p>8066942810</text:p>
          </table:table-cell>
          <table:table-cell table:style-name="ce5" office:value-type="string" calcext:value-type="string">
            <text:p>EYEMAX/FORTE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HE PROMISED TO START PRESCRIBING THEM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office:value-type="string" calcext:value-type="string">
            <text:p>DR FAITH</text:p>
          </table:table-cell>
          <table:table-cell table:style-name="ce5" office:value-type="string" calcext:value-type="string">
            <text:p>EYE</text:p>
          </table:table-cell>
          <table:table-cell table:style-name="ce5" office:value-type="string" calcext:value-type="string">
            <text:p>HEPHZIBAH EYE CARE, OLUYOLE</text:p>
          </table:table-cell>
          <table:table-cell table:style-name="ce5" office:value-type="float" office:value="8092807548" calcext:value-type="float">
            <text:p>8092807548</text:p>
          </table:table-cell>
          <table:table-cell table:style-name="ce5" office:value-type="string" calcext:value-type="string">
            <text:p>EYEMAX/FORTE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SHE SAID THEY USE ONLY EYEMAX/FORTE BUT THEY SUPPLY THEM FROM LAGOS BRANCH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office:value-type="string" calcext:value-type="string">
            <text:p>DR UBONG K</text:p>
          </table:table-cell>
          <table:table-cell table:style-name="ce5" office:value-type="string" calcext:value-type="string">
            <text:p>GOPD</text:p>
          </table:table-cell>
          <table:table-cell table:style-name="ce5" office:value-type="string" calcext:value-type="string">
            <text:p>THE VINE HOSPITAL, OLUYOLE</text:p>
          </table:table-cell>
          <table:table-cell table:style-name="ce5" office:value-type="float" office:value="7034217096" calcext:value-type="float">
            <text:p>7034217096</text:p>
          </table:table-cell>
          <table:table-cell table:style-name="ce5" office:value-type="string" calcext:value-type="string">
            <text:p>MY PORTFOLIO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I WAS TOLD TO DISCUSS WITH THE PHARMACIST WHO WAS NOT ON SIT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office:value-type="string" calcext:value-type="string">
            <text:p>DR OLANREWAJU</text:p>
          </table:table-cell>
          <table:table-cell table:style-name="ce5" office:value-type="string" calcext:value-type="string">
            <text:p>GOPD</text:p>
          </table:table-cell>
          <table:table-cell table:style-name="ce5" office:value-type="string" calcext:value-type="string">
            <text:p>THE VINE HOSPITAL, OLUYOLE</text:p>
          </table:table-cell>
          <table:table-cell table:style-name="ce5" office:value-type="float" office:value="8127771275" calcext:value-type="float">
            <text:p>8127771275</text:p>
          </table:table-cell>
          <table:table-cell table:style-name="ce5" office:value-type="string" calcext:value-type="string">
            <text:p>MY PORTFOLI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SAME AS ABOVE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office:value-type="string" calcext:value-type="string">
            <text:p>DR ADEPOJU</text:p>
          </table:table-cell>
          <table:table-cell table:style-name="ce5" office:value-type="string" calcext:value-type="string">
            <text:p>GOPD</text:p>
          </table:table-cell>
          <table:table-cell table:style-name="ce5" office:value-type="string" calcext:value-type="string">
            <text:p>AMEN HOUSTON HOSPITAL &amp; FERTILITY MEDICAL CENTRE</text:p>
          </table:table-cell>
          <table:table-cell table:style-name="ce5" office:value-type="float" office:value="8132897735" calcext:value-type="float">
            <text:p>8132897735</text:p>
          </table:table-cell>
          <table:table-cell table:style-name="ce5" office:value-type="string" calcext:value-type="string">
            <text:p>FRATONEBETIC, NERVERONE, CO-Q10 FORTE</text:p>
          </table:table-cell>
          <table:table-cell table:style-name="ce5"/>
          <table:table-cell table:style-name="ce5" office:value-type="string" calcext:value-type="string">
            <text:p>HE SHOWED INTREST IN THE MENTIONED PRODUCTS. TO FOLLOW UP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/>
          <table:table-cell table:style-name="ce5" office:value-type="string" calcext:value-type="string">
            <text:p>SUPERMAX PHARMACY</text:p>
          </table:table-cell>
          <table:table-cell table:style-name="ce9" office:value-type="string" calcext:value-type="string">
            <text:p>MONIYA, IBADAN</text:p>
          </table:table-cell>
          <table:table-cell table:style-name="ce5" office:value-type="float" office:value="7038204536" calcext:value-type="float">
            <text:p>7038204536</text:p>
          </table:table-cell>
          <table:table-cell table:style-name="ce5" office:value-type="string" calcext:value-type="string">
            <text:p>MY PORTFOLIO</text:p>
          </table:table-cell>
          <table:table-cell table:style-name="ce11" office:value-type="string" calcext:value-type="string">
            <text:p>NONE</text:p>
          </table:table-cell>
          <table:table-cell table:style-name="ce5" office:value-type="string" calcext:value-type="string">
            <text:p>THE PHARMACIST WAS NOT ON SIT.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PHARM IFEANYI</text:p>
          </table:table-cell>
          <table:table-cell table:style-name="ce5" office:value-type="string" calcext:value-type="string">
            <text:p>DANAX PHARMACY</text:p>
          </table:table-cell>
          <table:table-cell table:style-name="ce9" office:value-type="string" calcext:value-type="string">
            <text:p>ADAMASHINGBA STADIUM</text:p>
          </table:table-cell>
          <table:table-cell table:style-name="ce6" office:value-type="float" office:value="8117745973" calcext:value-type="float">
            <text:p>8117745973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I REMINDED HIM ABOUT MY STOCKED PRODUCTS AND ENCOURAGED HIM TO PRESCRIBE THEM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 office:value-type="string" calcext:value-type="string">
            <text:p>RUTH AND HALIMAT</text:p>
          </table:table-cell>
          <table:table-cell table:style-name="ce5" office:value-type="string" calcext:value-type="string">
            <text:p>FUMAC PHARMACY</text:p>
          </table:table-cell>
          <table:table-cell table:style-name="ce9" office:value-type="string" calcext:value-type="string">
            <text:p>OLUYOLE, IBADAN</text:p>
          </table:table-cell>
          <table:table-cell table:style-name="ce6" office:value-type="string" calcext:value-type="string">
            <text:p>9032190583/8163679579</text:p>
          </table:table-cell>
          <table:table-cell table:style-name="ce6" office:value-type="string" calcext:value-type="string">
            <text:p>FIBRONIL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I REMINDED THEM ABOUT FIBRONIL AND MY PAYMENT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 office:value-type="string" calcext:value-type="string">
            <text:p>PHARM ADERIBIGBE</text:p>
          </table:table-cell>
          <table:table-cell table:style-name="ce5" office:value-type="string" calcext:value-type="string">
            <text:p>PEEJAY PHARMACY</text:p>
          </table:table-cell>
          <table:table-cell table:style-name="ce9" office:value-type="string" calcext:value-type="string">
            <text:p>OLUYOLE, IBADAN</text:p>
          </table:table-cell>
          <table:table-cell table:style-name="ce6" office:value-type="float" office:value="8068962201" calcext:value-type="float">
            <text:p>8068962201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SHE IS INTRESTED IN CARDIOCAP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 office:value-type="string" calcext:value-type="string">
            <text:p>PHARM OLUWABUKOLA</text:p>
          </table:table-cell>
          <table:table-cell table:style-name="ce5" office:value-type="string" calcext:value-type="string">
            <text:p>NEWFORTE PHARMACY</text:p>
          </table:table-cell>
          <table:table-cell table:style-name="ce9" office:value-type="string" calcext:value-type="string">
            <text:p>OLUYOLE, IBADAN</text:p>
          </table:table-cell>
          <table:table-cell table:style-name="ce6" office:value-type="float" office:value="8143180998" calcext:value-type="float">
            <text:p>8143180998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SHE IS INTRESTED IN CARDIOCAP, FATRONEBETIC, NEVRON. TO FOLLOW HER UP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office:value-type="string" calcext:value-type="string">
            <text:p>PHARM PAUL</text:p>
          </table:table-cell>
          <table:table-cell office:value-type="string" calcext:value-type="string">
            <text:p>HEALTHVAULT PHARMACY</text:p>
          </table:table-cell>
          <table:table-cell office:value-type="string" calcext:value-type="string">
            <text:p>OLUYOLE, IBADAN</text:p>
          </table:table-cell>
          <table:table-cell office:value-type="float" office:value="7085652148" calcext:value-type="float">
            <text:p>7085652148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 WAS TOLD TO DISCUSS WITH THE PROCUREMENT OFFICER WAS NOT ON SIT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/>
          <table:table-cell office:value-type="string" calcext:value-type="string">
            <text:p>BEATMORE PHARMACY</text:p>
          </table:table-cell>
          <table:table-cell office:value-type="string" calcext:value-type="string">
            <text:p>OLUYOLE, IBADAN</text:p>
          </table:table-cell>
          <table:table-cell office:value-type="float" office:value="8023237484" calcext:value-type="float">
            <text:p>8023237484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 WAS TOLD TO GET IN TOUCH WITH THE PHARMACIST WHO WAS NOT ON S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/>
          <table:table-cell office:value-type="string" calcext:value-type="string">
            <text:p>MEDKIT PHARMACY</text:p>
          </table:table-cell>
          <table:table-cell office:value-type="string" calcext:value-type="string">
            <text:p>OLUYOLE, IBADAN</text:p>
          </table:table-cell>
          <table:table-cell office:value-type="float" office:value="8088715186" calcext:value-type="float">
            <text:p>8088715186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HE PHARMACIST PROMISED TO DISCUSS THE MEDICINES WITH THE PROCUREMENT OFFICER AND THE MANAGEME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office:value-type="string" calcext:value-type="string">
            <text:p>PHARM SESAN</text:p>
          </table:table-cell>
          <table:table-cell office:value-type="string" calcext:value-type="string">
            <text:p>THE VINE HOSPITAL</text:p>
          </table:table-cell>
          <table:table-cell office:value-type="string" calcext:value-type="string">
            <text:p>OLUYOLE, IBADAN</text:p>
          </table:table-cell>
          <table:table-cell table:number-columns-repeated="3"/>
          <table:table-cell office:value-type="string" calcext:value-type="string">
            <text:p>HE WAS NOT ON S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17">
      <number:minutes number:style="long"/>
      <number:text>:</number:text>
      <number:seconds number:style="long" number:decimal-places="1"/>
    </number:tim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2-26T17:15:34.523287135</dc:date>
    <meta:generator>LibreOffice/7.3.7.2$Linux_X86_64 LibreOffice_project/30$Build-2</meta:generator>
    <meta:editing-duration>PT1H57M7S</meta:editing-duration>
    <meta:editing-cycles>35</meta:editing-cycles>
    <meta:document-statistic meta:table-count="1" meta:cell-count="152" meta:object-count="0"/>
    <meta:user-defined meta:name="AppVersion">16.0300</meta:user-defined>
  </office:meta>
</office:document-meta>
</file>